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795cm" table:align="left"/>
    </style:style>
    <style:style style:name="Table1.A" style:family="table-column">
      <style:table-column-properties style:column-width="10.79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795cm" table:align="left"/>
    </style:style>
    <style:style style:name="Table2.A" style:family="table-column">
      <style:table-column-properties style:column-width="10.79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795cm" table:align="left"/>
    </style:style>
    <style:style style:name="Table3.A" style:family="table-column">
      <style:table-column-properties style:column-width="10.79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af1" officeooo:paragraph-rsid="000efaf1"/>
    </style:style>
    <style:style style:name="P2" style:family="paragraph" style:parent-style-name="Standard">
      <style:text-properties officeooo:rsid="000efaf1" officeooo:paragraph-rsid="0010a7e6"/>
    </style:style>
    <style:style style:name="P3" style:family="paragraph" style:parent-style-name="Standard">
      <style:paragraph-properties fo:text-align="center" style:justify-single-word="false"/>
      <style:text-properties officeooo:rsid="000efaf1" officeooo:paragraph-rsid="0010a7e6"/>
    </style:style>
    <style:style style:name="P4" style:family="paragraph" style:parent-style-name="Standard">
      <style:paragraph-properties fo:text-align="center" style:justify-single-word="false"/>
      <style:text-properties officeooo:rsid="000efaf1" officeooo:paragraph-rsid="000efaf1"/>
    </style:style>
    <style:style style:name="P5" style:family="paragraph" style:parent-style-name="Standard">
      <style:text-properties fo:font-weight="bold" officeooo:rsid="000efaf1" officeooo:paragraph-rsid="000efaf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faf1" officeooo:paragraph-rsid="001310d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faf1" officeooo:paragraph-rsid="00146c3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faf1" officeooo:paragraph-rsid="000efaf1" style:font-weight-asian="bold" style:font-weight-complex="bold"/>
    </style:style>
    <style:style style:name="P9" style:family="paragraph" style:parent-style-name="Standard">
      <style:text-properties fo:font-weight="bold" officeooo:rsid="0010a7e6" officeooo:paragraph-rsid="000efaf1" style:font-weight-asian="bold" style:font-weight-complex="bold"/>
    </style:style>
    <style:style style:name="P10" style:family="paragraph" style:parent-style-name="Standard">
      <style:text-properties fo:font-weight="bold" officeooo:rsid="0010a7e6" officeooo:paragraph-rsid="0010a7e6" style:font-weight-asian="bold" style:font-weight-complex="bold"/>
    </style:style>
    <style:style style:name="P11" style:family="paragraph" style:parent-style-name="Table_20_Contents">
      <style:text-properties officeooo:rsid="0010a7e6" officeooo:paragraph-rsid="0010a7e6"/>
    </style:style>
    <style:style style:name="P12" style:family="paragraph" style:parent-style-name="Table_20_Contents">
      <style:text-properties officeooo:rsid="001310d6" officeooo:paragraph-rsid="001310d6"/>
    </style:style>
    <style:style style:name="P13" style:family="paragraph" style:parent-style-name="Table_20_Contents">
      <style:text-properties officeooo:rsid="001310d6" officeooo:paragraph-rsid="00141972"/>
    </style:style>
    <style:style style:name="P14" style:family="paragraph" style:parent-style-name="Table_20_Contents">
      <style:text-properties officeooo:rsid="0015165d" officeooo:paragraph-rsid="001516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dc35"/>
    </style:style>
    <style:style style:name="T4" style:family="text">
      <style:text-properties officeooo:rsid="0015165d"/>
    </style:style>
    <style:style style:name="T5" style:family="text">
      <style:text-properties officeooo:rsid="0017d4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.<text:span text:style-name="T5">cxx</text:span></text:p>
      <text:p text:style-name="P4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2">Screen</text:span></text:p>
          </table:table-cell>
        </table:table-row>
        <table:table-row>
          <table:table-cell table:style-name="Table1.A2" office:value-type="string">
            <text:p text:style-name="P2">- <text:s/>*m_window : SDL_W<text:span text:style-name="T3">indow</text:span> </text:p>
            <text:p text:style-name="P2">- *m_renderer : SDL_Renderer</text:p>
            <text:p text:style-name="P2">- *m_texture : SDL_Texture</text:p>
            <text:p text:style-name="P2">- *m_buffer1 : Uint32</text:p>
            <text:p text:style-name="P2">-*m_buffer2 : Uint32 <text:s/></text:p>
            <text:p text:style-name="P10">+ <text:s/><text:span text:style-name="T1">SCREEN_WIDTH : const static int</text:span></text:p>
            <text:p text:style-name="P10"><text:span text:style-name="T1">+ <text:s/>SCREEN_HEIGHT : const static int</text:span></text:p>
          </table:table-cell>
        </table:table-row>
        <table:table-row>
          <table:table-cell table:style-name="Table1.A2" office:value-type="string">
            <text:p text:style-name="P11">+Screen()</text:p>
            <text:p text:style-name="P11">+int() : bool</text:p>
            <text:p text:style-name="P11">+update() : void</text:p>
            <text:p text:style-name="P11">+blurAlgorithm() : void</text:p>
            <text:p text:style-name="P11">+processEvects() : bool</text:p>
            <text:p text:style-name="P11">+close() : void</text:p>
            <text:p text:style-name="P11">+clear() : void</text:p>
            <text:p text:style-name="P11">+setPixel(x:int, y:int, <text:s/>red:uint8_t, green:uint8_t, blue:uint8_t)</text:p>
          </table:table-cell>
        </table:table-row>
      </table:table>
      <text:p text:style-name="P9"/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article </text:p>
          </table:table-cell>
        </table:table-row>
        <table:table-row>
          <table:table-cell table:style-name="Table2.A2" office:value-type="string">
            <text:p text:style-name="P12">+m_x <text:s/>: double</text:p>
            <text:p text:style-name="P12">+m_y : double</text:p>
            <text:p text:style-name="P12">- m_speed : double </text:p>
            <text:p text:style-name="P12">-m_directions : double</text:p>
          </table:table-cell>
        </table:table-row>
        <table:table-row>
          <table:table-cell table:style-name="Table2.A2" office:value-type="string">
            <text:p text:style-name="P12">+Particle() </text:p>
            <text:p text:style-name="P13">-int() : void</text:p>
            <text:p text:style-name="P12">+update( interval : int) : void</text:p>
          </table:table-cell>
        </table:table-row>
      </table:table>
      <text:p text:style-name="P1"/>
      <text:p text:style-name="P1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Swarm</text:p>
          </table:table-cell>
        </table:table-row>
        <table:table-row>
          <table:table-cell table:style-name="Table3.A2" office:value-type="string">
            <text:p text:style-name="Table_20_Contents">- *<text:span text:style-name="T4">m_pParticles : Particle</text:span></text:p>
            <text:p text:style-name="P14">- lastTime : int</text:p>
            <text:p text:style-name="P14">+NPARTICLES : const static int</text:p>
          </table:table-cell>
        </table:table-row>
        <table:table-row>
          <table:table-cell table:style-name="Table3.A2" office:value-type="string">
            <text:p text:style-name="P14">+Swarn()</text:p>
            <text:p text:style-name="P14">+update(elapsed : int) : void</text:p>
            <text:p text:style-name="P14">+ getParticles() <text:s/>: Particle</text:p>
            <text:p text:style-name="P14">+~Swarm(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47:02.234277011</meta:creation-date>
    <dc:date>2018-05-16T12:34:56.117317463</dc:date>
    <meta:editing-duration>PT16M18S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1" meta:paragraph-count="33" meta:word-count="106" meta:character-count="673" meta:non-whitespace-character-count="588"/>
  </office:meta>
</office:document-meta>
</file>